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Rounded MT Bold" svg:font-family="'Arial Rounded MT Bold'" style:font-family-generic="swiss" style:font-pitch="variable"/>
    <style:font-face style:name="Arimo" svg:font-family="Arimo" style:font-adornments="Bold" style:font-family-generic="swiss" style:font-pitch="variable"/>
    <style:font-face style:name="Bahnschrift" svg:font-family="Bahnschrift" style:font-adornments="Bold" style:font-family-generic="swiss" style:font-pitch="variable"/>
    <style:font-face style:name="Bahnschrift Condensed" svg:font-family="'Bahnschrift Condensed'" style:font-adornments="Bold Condense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ahnschrift Condensed" fo:font-size="14pt" style:font-size-asian="14pt" style:font-size-complex="14pt"/>
    </style:style>
    <style:style style:name="P2" style:family="paragraph" style:parent-style-name="Standard" style:list-style-name="L1">
      <style:text-properties style:font-name="Bahnschrift Condensed" fo:font-size="14pt" style:font-size-asian="14pt" style:font-size-complex="14pt"/>
    </style:style>
    <style:style style:name="P3" style:family="paragraph" style:parent-style-name="Standard" style:list-style-name="L2">
      <style:text-properties style:font-name="Bahnschrift Condensed" fo:font-size="14pt" style:font-size-asian="14pt" style:font-size-complex="14pt"/>
    </style:style>
    <style:style style:name="P4" style:family="paragraph" style:parent-style-name="Standard" style:list-style-name="L3">
      <style:text-properties style:font-name="Bahnschrift Condensed" fo:font-size="14pt" style:font-size-asian="14pt" style:font-size-complex="14pt"/>
    </style:style>
    <style:style style:name="P5" style:family="paragraph" style:parent-style-name="Standard" style:list-style-name="L4">
      <style:text-properties style:font-name="Bahnschrift Condensed" fo:font-size="14pt" style:font-size-asian="14pt" style:font-size-complex="14pt"/>
    </style:style>
    <style:style style:name="P6" style:family="paragraph" style:parent-style-name="Standard" style:list-style-name="L5">
      <style:text-properties style:font-name="Bahnschrift Condensed" fo:font-size="14pt" style:font-size-asian="14pt" style:font-size-complex="14pt"/>
    </style:style>
    <style:style style:name="P7" style:family="paragraph" style:parent-style-name="Standard" style:list-style-name="L6">
      <style:text-properties style:font-name="Bahnschrift Condensed" fo:font-size="14pt" style:font-size-asian="14pt" style:font-size-complex="14pt"/>
    </style:style>
    <style:style style:name="P8" style:family="paragraph" style:parent-style-name="Standard" style:list-style-name="L7">
      <style:text-properties style:font-name="Bahnschrift Condensed" fo:font-size="14pt" style:font-size-asian="14pt" style:font-size-complex="14pt"/>
    </style:style>
    <style:style style:name="P9" style:family="paragraph" style:parent-style-name="Standard" style:list-style-name="L8">
      <style:text-properties style:font-name="Bahnschrift Condensed" fo:font-size="14pt" style:font-size-asian="14pt" style:font-size-complex="14pt"/>
    </style:style>
    <style:style style:name="P10" style:family="paragraph" style:parent-style-name="Standard" style:list-style-name="L9">
      <style:text-properties style:font-name="Bahnschrift Condensed" fo:font-size="14pt" style:font-size-asian="14pt" style:font-size-complex="14pt"/>
    </style:style>
    <style:style style:name="P11" style:family="paragraph" style:parent-style-name="Standard" style:list-style-name="L10">
      <style:text-properties style:font-name="Bahnschrift Condensed" fo:font-size="14pt" style:font-size-asian="14pt" style:font-size-complex="14pt"/>
    </style:style>
    <style:style style:name="P12" style:family="paragraph" style:parent-style-name="Standard">
      <style:text-properties style:font-name="Bahnschrift Condense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ctionary Maker</text:p>
      <text:p text:style-name="P12"/>
      <text:p text:style-name="P12">Major Features</text:p>
      <text:p text:style-name="P1"/>
      <text:list xml:id="list7328574060431882714" text:style-name="L1">
        <text:list-item>
          <text:p text:style-name="P2">Add word</text:p>
          <text:p text:style-name="P2">- word + translation </text:p>
          <text:p text:style-name="P2">- picture (optional)</text:p>
          <text:p text:style-name="P2"><text:s text:c="5"/>-&gt; take picture or select picture</text:p>
        </text:list-item>
      </text:list>
      <text:p text:style-name="P1"/>
      <text:list xml:id="list7312297113929558500" text:style-name="L2">
        <text:list-item>
          <text:p text:style-name="P3">organize words</text:p>
          <text:p text:style-name="P3">- by language</text:p>
          <text:p text:style-name="P3">- by topics</text:p>
        </text:list-item>
      </text:list>
      <text:p text:style-name="P1"/>
      <text:list xml:id="list3445097183422514" text:style-name="L3">
        <text:list-item>
          <text:p text:style-name="P4">learn words</text:p>
          <text:p text:style-name="P4">- flash cards </text:p>
          <text:p text:style-name="P4"><text:s text:c="4"/>-&gt; two buttons: right and false for knowing the word</text:p>
          <text:p text:style-name="P4">- pronunciation</text:p>
        </text:list-item>
      </text:list>
      <text:list xml:id="list6057323388471510771" text:style-name="L6">
        <text:list-header>
          <text:p text:style-name="P7"/>
        </text:list-header>
      </text:list>
      <text:p text:style-name="P12"/>
      <text:p text:style-name="P12">Minor Features </text:p>
      <text:p text:style-name="P1"/>
      <text:list xml:id="list5210604464606646641" text:style-name="L5">
        <text:list-item>
          <text:p text:style-name="P6">add word</text:p>
        </text:list-item>
      </text:list>
      <text:p text:style-name="P1"><text:tab/>- copy text at any place and add it to dictionary</text:p>
      <text:p text:style-name="P1"/>
      <text:list xml:id="list7998342977118278737" text:style-name="L4">
        <text:list-item>
          <text:p text:style-name="P5">learn words</text:p>
          <text:p text:style-name="P5">- play words in background</text:p>
        </text:list-item>
      </text:list>
      <text:p text:style-name="P1"/>
      <text:list xml:id="list6415547677365359035" text:style-name="L7">
        <text:list-item>
          <text:p text:style-name="P8">see total number of words</text:p>
          <text:p text:style-name="P8">- correct and uncorrect ones</text:p>
        </text:list-item>
      </text:list>
      <text:p text:style-name="P1"/>
      <text:list xml:id="list6574660705390978870" text:style-name="L8">
        <text:list-item>
          <text:p text:style-name="P9">see graph for learned words and added words</text:p>
        </text:list-item>
      </text:list>
      <text:p text:style-name="P1"/>
      <text:list xml:id="list990429272768189147" text:style-name="L9">
        <text:list-item>
          <text:p text:style-name="P10">add language with flag</text:p>
        </text:list-item>
      </text:list>
      <text:p text:style-name="P1"/>
      <text:list xml:id="list2973065531910523953" text:style-name="L10">
        <text:list-item>
          <text:p text:style-name="P11">add topic with picture</text:p>
          <text:p text:style-name="P11"/>
        </text:list-item>
      </text:list>
      <text:list xml:id="list37777305" text:continue-list="list6574660705390978870" text:style-name="L8">
        <text:list-header>
          <text:p text:style-name="P9"/>
        </text:list-header>
      </text:list>
      <text:list xml:id="list37783747" text:continue-list="list7998342977118278737" text:style-name="L4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Rounded MT Bold" svg:font-family="'Arial Rounded MT Bold'" style:font-family-generic="swiss" style:font-pitch="variable"/>
    <style:font-face style:name="Arimo" svg:font-family="Arimo" style:font-adornments="Bold" style:font-family-generic="swiss" style:font-pitch="variable"/>
    <style:font-face style:name="Bahnschrift" svg:font-family="Bahnschrift" style:font-adornments="Bold" style:font-family-generic="swiss" style:font-pitch="variable"/>
    <style:font-face style:name="Bahnschrift Condensed" svg:font-family="'Bahnschrift Condensed'" style:font-adornments="Bold Condense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58S</meta:editing-duration>
    <meta:editing-cycles>16</meta:editing-cycles>
    <meta:generator>OpenOffice/4.1.7$Win32 OpenOffice.org_project/417m1$Build-9800</meta:generator>
    <dc:date>2021-01-19T17:55:58.60</dc:date>
    <dc:creator>Sang Nguyen </dc:creator>
    <meta:document-statistic meta:table-count="0" meta:image-count="0" meta:object-count="0" meta:page-count="1" meta:paragraph-count="23" meta:word-count="111" meta:character-count="520"/>
    <meta:user-defined meta:name="Info 1"/>
    <meta:user-defined meta:name="Info 2"/>
    <meta:user-defined meta:name="Info 3"/>
    <meta:user-defined meta:name="Info 4"/>
  </office:meta>
</office:document-meta>
</file>